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5: Развертывание и управление проектами WordPress</text:h>
      <text:p text:style-name="P2">Развертывание и управление проектами играют важную роль в профессиональной разработке на платформе WordPress. В этой главе мы рассмотрим процессы развертывания сайта на продакшн-сервере, а также методы управления и поддержки проектов.</text:p>
      <text:h text:style-name="P1" text:outline-level="4">5.1 Развёртывание на продуктивный сервер</text:h>
      <text:p text:style-name="P2">Перенос сайта с тестового или локального сервера на продуктивный - это важный этап разработки. Мы рассмотрим шаги подготовки сайта к запуску, процедуры резервного копирования и миграции данных для безопасного и эффективного развертывания на продакшн-сервере.</text:p>
      <text:h text:style-name="P1" text:outline-level="4">5.2 Управление проектами</text:h>
      <text:p text:style-name="P2">Эффективное управление проектами на WordPress включает в себя использование систем контроля версий (например, Git) для отслеживания изменений, сотрудничество в команде и управление процессом разработки. Мы также рассмотрим методы поддержки и обновления проектов для обеспечения их актуальности и безопасности.</text:p>
      <text:p text:style-name="P2">Профессиональная разработка на WordPress требует не только создания функционального сайта, но и умения эффективно управлять проектом от начала до конца его жизненного цикла. В этой главе мы освоим процессы развертывания сайтов на продакшн-сервере и методы управления проектами, позволяющие разработчикам успешно вести свои проекты на платформе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30T22:54:03.36</dc:date>
    <meta:document-statistic meta:table-count="0" meta:image-count="0" meta:object-count="0" meta:page-count="1" meta:paragraph-count="7" meta:word-count="163" meta:character-count="1274"/>
    <dc:creator>Dima Wide</dc:creator>
    <meta:user-defined meta:name="Info 1"/>
    <meta:user-defined meta:name="Info 2"/>
    <meta:user-defined meta:name="Info 3"/>
    <meta:user-defined meta:name="Info 4"/>
  </office:meta>
</office:document-meta>
</file>